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w" table:style-name="ta1">
        <table:shapes>
          <draw:frame draw:z-index="1" draw:id="id0" draw:style-name="a0" draw:name="Chart 1" svg:x="9.68926in" svg:y="4.1333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3.00185in" svg:y="4.97917in" svg:width="6.75856in" svg:height="3.3407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8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oltage</text:p>
          </table:table-cell>
          <table:table-cell office:value-type="float" office:value="7.2" table:style-name="ce1">
            <text:p>7.2</text:p>
          </table:table-cell>
          <table:table-cell office:value-type="float" office:value="0.01" table:style-name="ce1">
            <text:p>0.0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urrent</text:p>
          </table:table-cell>
          <table:table-cell office:value-type="float" office:value="0.27" table:style-name="ce1">
            <text:p>0.27</text:p>
          </table:table-cell>
          <table:table-cell office:value-type="float" office:value="0.01" table:style-name="ce1">
            <text:p>0.01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Ambient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istance</text:p>
          </table:table-cell>
          <table:table-cell office:value-type="string" table:style-name="ce1">
            <text:p>Intensity</text:p>
          </table:table-cell>
          <table:table-cell table:number-columns-repeated="6" table:style-name="ce1"/>
          <table:table-cell office:value-type="string" table:style-name="ce1">
            <text:p>Distance (m)</text:p>
          </table:table-cell>
          <table:table-cell office:value-type="string" table:style-name="ce1">
            <text:p>Inverse Square</text:p>
          </table:table-cell>
          <table:table-cell office:value-type="string" table:style-name="ce1">
            <text:p>Average (lux)</text:p>
          </table:table-cell>
          <table:table-cell office:value-type="string" table:style-name="ce1">
            <text:p>Corrected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785" table:style-name="ce1">
            <text:p>1785</text:p>
          </table:table-cell>
          <table:table-cell office:value-type="float" office:value="1958" table:style-name="ce1">
            <text:p>1958</text:p>
          </table:table-cell>
          <table:table-cell office:value-type="float" office:value="1755" table:style-name="ce1">
            <text:p>1755</text:p>
          </table:table-cell>
          <table:table-cell office:value-type="float" office:value="1799" table:style-name="ce1">
            <text:p>1799</text:p>
          </table:table-cell>
          <table:table-cell office:value-type="float" office:value="1785" table:style-name="ce1">
            <text:p>1785</text:p>
          </table:table-cell>
          <table:table-cell table:number-columns-repeated="2" table:style-name="ce1"/>
          <table:table-cell office:value-type="float" office:value="0.03" table:formula="of:=[.B8]/100" table:style-name="ce1">
            <text:p>0.03</text:p>
          </table:table-cell>
          <table:table-cell office:value-type="float" office:value="1111.1111111111111" table:formula="of:=1/POWER([.J8];2)" table:style-name="ce1">
            <text:p>1111.111111</text:p>
          </table:table-cell>
          <table:table-cell office:value-type="float" office:value="1816.4" table:formula="of:=AVERAGE([.C8:.H8])" table:style-name="ce1">
            <text:p>1816.4</text:p>
          </table:table-cell>
          <table:table-cell office:value-type="float" office:value="1813.4" table:formula="of:=[.L8]-3" table:style-name="ce1">
            <text:p>1813.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025" table:style-name="ce1">
            <text:p>1025</text:p>
          </table:table-cell>
          <table:table-cell office:value-type="float" office:value="1068" table:style-name="ce1">
            <text:p>1068</text:p>
          </table:table-cell>
          <table:table-cell office:value-type="float" office:value="1011" table:style-name="ce1">
            <text:p>1011</text:p>
          </table:table-cell>
          <table:table-cell office:value-type="float" office:value="1041" table:style-name="ce1">
            <text:p>1041</text:p>
          </table:table-cell>
          <table:table-cell office:value-type="float" office:value="1046" table:style-name="ce1">
            <text:p>1046</text:p>
          </table:table-cell>
          <table:table-cell table:number-columns-repeated="2" table:style-name="ce1"/>
          <table:table-cell office:value-type="float" office:value="0.04" table:formula="of:=[.B9]/100" table:style-name="ce1">
            <text:p>0.04</text:p>
          </table:table-cell>
          <table:table-cell office:value-type="float" office:value="625" table:formula="of:=1/POWER([.J9];2)" table:style-name="ce1">
            <text:p>625</text:p>
          </table:table-cell>
          <table:table-cell office:value-type="float" office:value="1038.2" table:formula="of:=AVERAGE([.C9:.H9])" table:style-name="ce1">
            <text:p>1038.2</text:p>
          </table:table-cell>
          <table:table-cell office:value-type="float" office:value="1035.2" table:formula="of:=[.L9]-3" table:style-name="ce1">
            <text:p>1035.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659.9" table:style-name="ce1">
            <text:p>659.9</text:p>
          </table:table-cell>
          <table:table-cell office:value-type="float" office:value="710.9" table:style-name="ce1">
            <text:p>710.9</text:p>
          </table:table-cell>
          <table:table-cell office:value-type="float" office:value="687.7" table:style-name="ce1">
            <text:p>687.7</text:p>
          </table:table-cell>
          <table:table-cell office:value-type="float" office:value="693" table:style-name="ce1">
            <text:p>693</text:p>
          </table:table-cell>
          <table:table-cell table:number-columns-repeated="2" table:style-name="ce1"/>
          <table:table-cell office:value-type="float" office:value="0.05" table:formula="of:=[.B10]/100" table:style-name="ce1">
            <text:p>0.05</text:p>
          </table:table-cell>
          <table:table-cell office:value-type="float" office:value="399.99999999999994" table:formula="of:=1/POWER([.J10];2)" table:style-name="ce1">
            <text:p>400</text:p>
          </table:table-cell>
          <table:table-cell office:value-type="float" office:value="686.3" table:formula="of:=AVERAGE([.C10:.H10])" table:style-name="ce1">
            <text:p>686.3</text:p>
          </table:table-cell>
          <table:table-cell office:value-type="float" office:value="683.3" table:formula="of:=[.L10]-3" table:style-name="ce1">
            <text:p>683.3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525.20000000000005" table:style-name="ce1">
            <text:p>525.2</text:p>
          </table:table-cell>
          <table:table-cell office:value-type="float" office:value="485" table:style-name="ce1">
            <text:p>485</text:p>
          </table:table-cell>
          <table:table-cell office:value-type="float" office:value="505.6" table:style-name="ce1">
            <text:p>505.6</text:p>
          </table:table-cell>
          <table:table-cell office:value-type="float" office:value="549.29999999999995" table:style-name="ce1">
            <text:p>549.3</text:p>
          </table:table-cell>
          <table:table-cell office:value-type="float" office:value="524.5" table:style-name="ce1">
            <text:p>524.5</text:p>
          </table:table-cell>
          <table:table-cell table:number-columns-repeated="2" table:style-name="ce1"/>
          <table:table-cell office:value-type="float" office:value="0.06" table:formula="of:=[.B11]/100" table:style-name="ce1">
            <text:p>0.06</text:p>
          </table:table-cell>
          <table:table-cell office:value-type="float" office:value="277.77777777777777" table:formula="of:=1/POWER([.J11];2)" table:style-name="ce1">
            <text:p>277.7777778</text:p>
          </table:table-cell>
          <table:table-cell office:value-type="float" office:value="517.92000000000007" table:formula="of:=AVERAGE([.C11:.H11])" table:style-name="ce1">
            <text:p>517.92</text:p>
          </table:table-cell>
          <table:table-cell office:value-type="float" office:value="514.92000000000007" table:formula="of:=[.L11]-3" table:style-name="ce1">
            <text:p>514.92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389.1" table:style-name="ce1">
            <text:p>389.1</text:p>
          </table:table-cell>
          <table:table-cell office:value-type="float" office:value="366.6" table:style-name="ce1">
            <text:p>366.6</text:p>
          </table:table-cell>
          <table:table-cell office:value-type="float" office:value="388.2" table:style-name="ce1">
            <text:p>388.2</text:p>
          </table:table-cell>
          <table:table-cell office:value-type="float" office:value="379.4" table:style-name="ce1">
            <text:p>379.4</text:p>
          </table:table-cell>
          <table:table-cell office:value-type="float" office:value="393" table:style-name="ce1">
            <text:p>393</text:p>
          </table:table-cell>
          <table:table-cell office:value-type="float" office:value="396.2" table:style-name="ce1">
            <text:p>396.2</text:p>
          </table:table-cell>
          <table:table-cell table:style-name="ce1"/>
          <table:table-cell office:value-type="float" office:value="7.0000000000000007E-2" table:formula="of:=[.B12]/100" table:style-name="ce1">
            <text:p>0.07</text:p>
          </table:table-cell>
          <table:table-cell office:value-type="float" office:value="204.08163265306121" table:formula="of:=1/POWER([.J12];2)" table:style-name="ce1">
            <text:p>204.0816327</text:p>
          </table:table-cell>
          <table:table-cell office:value-type="float" office:value="385.41666666666669" table:formula="of:=AVERAGE([.C12:.H12])" table:style-name="ce1">
            <text:p>385.4166667</text:p>
          </table:table-cell>
          <table:table-cell office:value-type="float" office:value="382.41666666666669" table:formula="of:=[.L12]-3" table:style-name="ce1">
            <text:p>382.416666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76.8" table:style-name="ce1">
            <text:p>276.8</text:p>
          </table:table-cell>
          <table:table-cell office:value-type="float" office:value="295.2" table:style-name="ce1">
            <text:p>295.2</text:p>
          </table:table-cell>
          <table:table-cell office:value-type="float" office:value="274.5" table:style-name="ce1">
            <text:p>274.5</text:p>
          </table:table-cell>
          <table:table-cell office:value-type="float" office:value="273.7" table:style-name="ce1">
            <text:p>273.7</text:p>
          </table:table-cell>
          <table:table-cell office:value-type="float" office:value="300.60000000000002" table:style-name="ce1">
            <text:p>300.6</text:p>
          </table:table-cell>
          <table:table-cell office:value-type="float" office:value="286.5" table:style-name="ce1">
            <text:p>286.5</text:p>
          </table:table-cell>
          <table:table-cell table:style-name="ce1"/>
          <table:table-cell office:value-type="float" office:value="0.08" table:formula="of:=[.B13]/100" table:style-name="ce1">
            <text:p>0.08</text:p>
          </table:table-cell>
          <table:table-cell office:value-type="float" office:value="156.25" table:formula="of:=1/POWER([.J13];2)" table:style-name="ce1">
            <text:p>156.25</text:p>
          </table:table-cell>
          <table:table-cell office:value-type="float" office:value="284.55" table:formula="of:=AVERAGE([.C13:.H13])" table:style-name="ce1">
            <text:p>284.55</text:p>
          </table:table-cell>
          <table:table-cell office:value-type="float" office:value="281.55" table:formula="of:=[.L13]-3" table:style-name="ce1">
            <text:p>281.5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48.9" table:style-name="ce1">
            <text:p>248.9</text:p>
          </table:table-cell>
          <table:table-cell office:value-type="float" office:value="240.5" table:style-name="ce1">
            <text:p>240.5</text:p>
          </table:table-cell>
          <table:table-cell office:value-type="float" office:value="241.9" table:style-name="ce1">
            <text:p>241.9</text:p>
          </table:table-cell>
          <table:table-cell office:value-type="float" office:value="258" table:style-name="ce1">
            <text:p>258</text:p>
          </table:table-cell>
          <table:table-cell office:value-type="float" office:value="231.6" table:style-name="ce1">
            <text:p>231.6</text:p>
          </table:table-cell>
          <table:table-cell table:number-columns-repeated="2" table:style-name="ce1"/>
          <table:table-cell office:value-type="float" office:value="0.09" table:formula="of:=[.B14]/100" table:style-name="ce1">
            <text:p>0.09</text:p>
          </table:table-cell>
          <table:table-cell office:value-type="float" office:value="123.4567901234568" table:formula="of:=1/POWER([.J14];2)" table:style-name="ce1">
            <text:p>123.4567901</text:p>
          </table:table-cell>
          <table:table-cell office:value-type="float" office:value="244.17999999999998" table:formula="of:=AVERAGE([.C14:.H14])" table:style-name="ce1">
            <text:p>244.18</text:p>
          </table:table-cell>
          <table:table-cell office:value-type="float" office:value="241.17999999999998" table:formula="of:=[.L14]-3" table:style-name="ce1">
            <text:p>241.1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14.3" table:style-name="ce1">
            <text:p>214.3</text:p>
          </table:table-cell>
          <table:table-cell office:value-type="float" office:value="195.6" table:style-name="ce1">
            <text:p>195.6</text:p>
          </table:table-cell>
          <table:table-cell office:value-type="float" office:value="211.4" table:style-name="ce1">
            <text:p>211.4</text:p>
          </table:table-cell>
          <table:table-cell office:value-type="float" office:value="199.6" table:style-name="ce1">
            <text:p>199.6</text:p>
          </table:table-cell>
          <table:table-cell office:value-type="float" office:value="217.1" table:style-name="ce1">
            <text:p>217.1</text:p>
          </table:table-cell>
          <table:table-cell table:number-columns-repeated="2" table:style-name="ce1"/>
          <table:table-cell office:value-type="float" office:value="0.1" table:formula="of:=[.B15]/100" table:style-name="ce1">
            <text:p>0.1</text:p>
          </table:table-cell>
          <table:table-cell office:value-type="float" office:value="99.999999999999986" table:formula="of:=1/POWER([.J15];2)" table:style-name="ce1">
            <text:p>100</text:p>
          </table:table-cell>
          <table:table-cell office:value-type="float" office:value="207.6" table:formula="of:=AVERAGE([.C15:.H15])" table:style-name="ce1">
            <text:p>207.6</text:p>
          </table:table-cell>
          <table:table-cell office:value-type="float" office:value="204.6" table:formula="of:=[.L15]-3" table:style-name="ce1">
            <text:p>204.6</text:p>
          </table:table-cell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Presentation" table:style-name="ta2">
        <table:table-column table:style-name="co2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istance</text:p>
          </table:table-cell>
          <table:table-cell office:value-type="string" table:style-name="ce1">
            <text:p>Intensity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1785" table:style-name="ce1">
            <text:p>1785</text:p>
          </table:table-cell>
          <table:table-cell office:value-type="float" office:value="1958" table:style-name="ce1">
            <text:p>1958</text:p>
          </table:table-cell>
          <table:table-cell office:value-type="float" office:value="1755" table:style-name="ce1">
            <text:p>1755</text:p>
          </table:table-cell>
          <table:table-cell office:value-type="float" office:value="1799" table:style-name="ce1">
            <text:p>1799</text:p>
          </table:table-cell>
          <table:table-cell office:value-type="float" office:value="1785" table:style-name="ce1">
            <text:p>178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1025" table:style-name="ce1">
            <text:p>1025</text:p>
          </table:table-cell>
          <table:table-cell office:value-type="float" office:value="1068" table:style-name="ce1">
            <text:p>1068</text:p>
          </table:table-cell>
          <table:table-cell office:value-type="float" office:value="1011" table:style-name="ce1">
            <text:p>1011</text:p>
          </table:table-cell>
          <table:table-cell office:value-type="float" office:value="1041" table:style-name="ce1">
            <text:p>1041</text:p>
          </table:table-cell>
          <table:table-cell office:value-type="float" office:value="1046" table:style-name="ce1">
            <text:p>104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659.9" table:style-name="ce1">
            <text:p>659.9</text:p>
          </table:table-cell>
          <table:table-cell office:value-type="float" office:value="710.9" table:style-name="ce1">
            <text:p>710.9</text:p>
          </table:table-cell>
          <table:table-cell office:value-type="float" office:value="687.7" table:style-name="ce1">
            <text:p>687.7</text:p>
          </table:table-cell>
          <table:table-cell office:value-type="float" office:value="693" table:style-name="ce1">
            <text:p>6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525.20000000000005" table:style-name="ce1">
            <text:p>525.2</text:p>
          </table:table-cell>
          <table:table-cell office:value-type="float" office:value="485" table:style-name="ce1">
            <text:p>485</text:p>
          </table:table-cell>
          <table:table-cell office:value-type="float" office:value="505.6" table:style-name="ce1">
            <text:p>505.6</text:p>
          </table:table-cell>
          <table:table-cell office:value-type="float" office:value="549.29999999999995" table:style-name="ce1">
            <text:p>549.3</text:p>
          </table:table-cell>
          <table:table-cell office:value-type="float" office:value="524.5" table:style-name="ce1">
            <text:p>524.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389.1" table:style-name="ce1">
            <text:p>389.1</text:p>
          </table:table-cell>
          <table:table-cell office:value-type="float" office:value="366.6" table:style-name="ce1">
            <text:p>366.6</text:p>
          </table:table-cell>
          <table:table-cell office:value-type="float" office:value="388.2" table:style-name="ce1">
            <text:p>388.2</text:p>
          </table:table-cell>
          <table:table-cell office:value-type="float" office:value="379.4" table:style-name="ce1">
            <text:p>379.4</text:p>
          </table:table-cell>
          <table:table-cell office:value-type="float" office:value="393" table:style-name="ce1">
            <text:p>3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276.8" table:style-name="ce1">
            <text:p>276.8</text:p>
          </table:table-cell>
          <table:table-cell office:value-type="float" office:value="295.2" table:style-name="ce1">
            <text:p>295.2</text:p>
          </table:table-cell>
          <table:table-cell office:value-type="float" office:value="274.5" table:style-name="ce1">
            <text:p>274.5</text:p>
          </table:table-cell>
          <table:table-cell office:value-type="float" office:value="273.7" table:style-name="ce1">
            <text:p>273.7</text:p>
          </table:table-cell>
          <table:table-cell office:value-type="float" office:value="300.60000000000002" table:style-name="ce1">
            <text:p>300.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248.9" table:style-name="ce1">
            <text:p>248.9</text:p>
          </table:table-cell>
          <table:table-cell office:value-type="float" office:value="240.5" table:style-name="ce1">
            <text:p>240.5</text:p>
          </table:table-cell>
          <table:table-cell office:value-type="float" office:value="241.9" table:style-name="ce1">
            <text:p>241.9</text:p>
          </table:table-cell>
          <table:table-cell office:value-type="float" office:value="258" table:style-name="ce1">
            <text:p>258</text:p>
          </table:table-cell>
          <table:table-cell office:value-type="float" office:value="231.6" table:style-name="ce1">
            <text:p>231.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214.3" table:style-name="ce1">
            <text:p>214.3</text:p>
          </table:table-cell>
          <table:table-cell office:value-type="float" office:value="195.6" table:style-name="ce1">
            <text:p>195.6</text:p>
          </table:table-cell>
          <table:table-cell office:value-type="float" office:value="211.4" table:style-name="ce1">
            <text:p>211.4</text:p>
          </table:table-cell>
          <table:table-cell office:value-type="float" office:value="199.6" table:style-name="ce1">
            <text:p>199.6</text:p>
          </table:table-cell>
          <table:table-cell office:value-type="float" office:value="217.1" table:style-name="ce1">
            <text:p>217.1</text:p>
          </table:table-cell>
          <table:table-cell table:number-columns-repeated="16376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Terry</dc:creator>
    <meta:creation-date>2021-10-19T09:28:47Z</meta:creation-date>
    <dc:date>2021-10-20T08:07:53Z</dc:date>
    <meta:editing-cycles>10</meta:editing-cycles>
    <meta:editing-duration>PT307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Raw.$L$7" chart:values-cell-range-address="Raw.$L$8:.$L$15" chart:class="chart:scatter" chart:attached-axis="primary-y" chart:style-name="G0S0">
            <chart:domain table:cell-range-address="Raw.$J$8:.$J$15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326771653543pt" svg:width="486.616535433070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Raw.$L$7" chart:values-cell-range-address="Raw.$L$8:.$L$15" chart:class="chart:scatter" chart:attached-axis="primary-y" chart:style-name="G0S0">
            <chart:domain table:cell-range-address="Raw.$K$8:.$K$15"/>
            <chart:regression-curve chart:style-name="T000">
              <chart:equation chart:automatic-content="true" chart:display-equation="true" chart:display-r-square="true" svg:x="223.9586614173228pt" svg:y="191.506220472441pt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